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4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Excel_32_Built-in_32_Comma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1" table:default-cell-style-name="ce1"/>
        <table:table-column table:style-name="co1" table:default-cell-style-name="ce1"/>
        <table:table-column table:style-name="co9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2">
            <text:p>LINKOTEL S.A.</text:p>
          </table:table-cell>
          <table:covered-table-cell table:number-columns-repeated="6"/>
          <table:table-cell office:value-type="string" table:style-name="ce71">
            <text:p>P/T:</text:p>
          </table:table-cell>
          <table:table-cell table:number-columns-spanned="2" table:number-rows-spanned="1" table:style-name="ce63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2">
            <text:p>Fase 2 – Ejecución</text:p>
          </table:table-cell>
          <table:covered-table-cell table:number-columns-repeated="6"/>
          <table:table-cell office:value-type="string" table:style-name="ce71">
            <text:p>Preparado por:</text:p>
          </table:table-cell>
          <table:table-cell office:value-type="string" table:number-columns-spanned="2" table:number-rows-spanned="1" table:style-name="ce64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2">
            <text:p>Caja y Bancos</text:p>
          </table:table-cell>
          <table:covered-table-cell table:number-columns-repeated="6"/>
          <table:table-cell office:value-type="string" table:style-name="ce71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2">
            <text:p>Cedula resumen</text:p>
          </table:table-cell>
          <table:covered-table-cell table:number-columns-repeated="6"/>
          <table:table-cell office:value-type="string" table:style-name="ce71">
            <text:p>Revisado por:</text:p>
          </table:table-cell>
          <table:table-cell table:number-columns-spanned="2" table:number-rows-spanned="1" table:style-name="ce63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2">
            <text:p>Al 31 de Diciembre del 2021</text:p>
          </table:table-cell>
          <table:covered-table-cell table:number-columns-repeated="6"/>
          <table:table-cell office:value-type="string" table:style-name="ce71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5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number-columns-spanned="1" table:number-rows-spanned="2" table:style-name="ce67">
            <text:p>Referencia</text:p>
          </table:table-cell>
          <table:table-cell office:value-type="string" table:style-name="ce4">
            <text:p>Saldos contables al</text:p>
          </table:table-cell>
          <table:table-cell office:value-type="string" table:number-columns-spanned="2" table:number-rows-spanned="1" table:style-name="ce68">
            <text:p>Movimientos</text:p>
          </table:table-cell>
          <table:covered-table-cell/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style-name="ce4">
            <text:p>Saldos auditados al</text:p>
          </table:table-cell>
          <table:table-cell office:value-type="string" table:number-columns-spanned="1" table:number-rows-spanned="2" table:style-name="ce69">
            <text:p>Variación</text:p>
          </table:table-cell>
          <table:table-cell table:number-columns-repeated="50" table:style-name="ce3"/>
          <table:table-cell table:number-columns-repeated="16323" table:style-name="ce6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7">
            <text:p>31-ago-21</text:p>
          </table:table-cell>
          <table:table-cell office:value-type="string" table:style-name="ce7">
            <text:p>Débitos</text:p>
          </table:table-cell>
          <table:table-cell office:value-type="string" table:style-name="ce7">
            <text:p>Créditos</text:p>
          </table:table-cell>
          <table:table-cell office:value-type="date" office:date-value="2021-12-31T00:00:00" table:style-name="ce7">
            <text:p>31-dic-21</text:p>
          </table:table-cell>
          <table:covered-table-cell/>
          <table:covered-table-cell/>
          <table:table-cell office:value-type="date" office:date-value="2020-12-31T00:00:00" table:style-name="ce7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6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Caja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0]+[.E10]-[.F10]" table:style-name="ce24">
            <text:p>0</text:p>
          </table:table-cell>
          <table:table-cell table:style-name="ce18"/>
          <table:table-cell office:value-type="string" table:style-name="ce19">
            <text:p>Caja</text:p>
          </table:table-cell>
          <table:table-cell table:style-name="ce25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1.01.01</text:p>
          </table:table-cell>
          <table:table-cell office:value-type="string" table:style-name="ce27">
            <text:p>Caja Chica</text:p>
          </table:table-cell>
          <table:table-cell table:style-name="ce20"/>
          <table:table-cell office:value-type="float" office:value="0" table:style-name="ce21">
            <text:p>0</text:p>
          </table:table-cell>
          <table:table-cell table:style-name="ce22"/>
          <table:table-cell table:style-name="ce23"/>
          <table:table-cell office:value-type="float" office:value="0" table:formula="of:=[.D11]+[.E11]-[.F11]" table:style-name="ce24">
            <text:p>0</text:p>
          </table:table-cell>
          <table:table-cell office:value-type="string" table:style-name="ce18">
            <text:p>1.1.01.01.01</text:p>
          </table:table-cell>
          <table:table-cell office:value-type="string" table:style-name="ce27">
            <text:p>Caja Chica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1]-[.J11]" table:style-name="ce26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table:style-name="ce19"/>
          <table:table-cell table:style-name="ce25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Bancos</text:p>
          </table:table-cell>
          <table:table-cell table:style-name="ce28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Bancos</text:p>
          </table:table-cell>
          <table:table-cell table:style-name="ce23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1.01</text:p>
          </table:table-cell>
          <table:table-cell office:value-type="string" table:style-name="ce27">
            <text:p>Banco del Pichincha Cta. Cte. 3131409604</text:p>
          </table:table-cell>
          <table:table-cell table:style-name="ce28"/>
          <table:table-cell office:value-type="float" office:value="23122.639999999999" table:style-name="ce23">
            <text:p>23.123</text:p>
          </table:table-cell>
          <table:table-cell table:style-name="ce22"/>
          <table:table-cell table:style-name="ce23"/>
          <table:table-cell office:value-type="float" office:value="23122.639999999999" table:formula="of:=[.D14]+[.E14]-[.F14]" table:style-name="ce24">
            <text:p>23.123</text:p>
          </table:table-cell>
          <table:table-cell office:value-type="string" table:style-name="ce18">
            <text:p>1.1.02.01.01</text:p>
          </table:table-cell>
          <table:table-cell office:value-type="string" table:style-name="ce27">
            <text:p>Banco del Pichincha Cta. Cte. 3131409604</text:p>
          </table:table-cell>
          <table:table-cell office:value-type="float" office:value="15287.11" table:style-name="ce23">
            <text:p>15.287</text:p>
          </table:table-cell>
          <table:table-cell office:value-type="float" office:value="7835.5299999999988" table:formula="of:=+[.G14]-[.J14]" table:style-name="ce26">
            <text:p>7.83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1.02</text:p>
          </table:table-cell>
          <table:table-cell office:value-type="string" table:style-name="ce27">
            <text:p>Banco Guayaquil Cta Cte #00267834-9</text:p>
          </table:table-cell>
          <table:table-cell table:style-name="ce28"/>
          <table:table-cell office:value-type="float" office:value="35175.79" table:style-name="ce23">
            <text:p>35.176</text:p>
          </table:table-cell>
          <table:table-cell table:style-name="ce22"/>
          <table:table-cell table:style-name="ce23"/>
          <table:table-cell office:value-type="float" office:value="35175.79" table:formula="of:=[.D15]+[.E15]-[.F15]" table:style-name="ce24">
            <text:p>35.176</text:p>
          </table:table-cell>
          <table:table-cell office:value-type="string" table:style-name="ce18">
            <text:p>1.1.02.01.02</text:p>
          </table:table-cell>
          <table:table-cell office:value-type="string" table:style-name="ce27">
            <text:p>Banco Guayaquil Cta Cte #00267834-9</text:p>
          </table:table-cell>
          <table:table-cell office:value-type="float" office:value="13072.77" table:style-name="ce23">
            <text:p>13.073</text:p>
          </table:table-cell>
          <table:table-cell office:value-type="float" office:value="22103.02" table:formula="of:=+[.G15]-[.J15]" table:style-name="ce26">
            <text:p>22.10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1.03</text:p>
          </table:table-cell>
          <table:table-cell office:value-type="string" table:style-name="ce27">
            <text:p>Banco del Pacifico Cta. Cte. # 0554910-8</text:p>
          </table:table-cell>
          <table:table-cell table:style-name="ce28"/>
          <table:table-cell office:value-type="float" office:value="96361.47" table:style-name="ce23">
            <text:p>96.361</text:p>
          </table:table-cell>
          <table:table-cell table:style-name="ce22"/>
          <table:table-cell table:style-name="ce23"/>
          <table:table-cell office:value-type="float" office:value="96361.47" table:formula="of:=[.D16]+[.E16]-[.F16]" table:style-name="ce24">
            <text:p>96.361</text:p>
          </table:table-cell>
          <table:table-cell office:value-type="string" table:style-name="ce18">
            <text:p>1.1.02.01.03</text:p>
          </table:table-cell>
          <table:table-cell office:value-type="string" table:style-name="ce27">
            <text:p>Banco del Pacifico Cta. Cte. # 0554910-8</text:p>
          </table:table-cell>
          <table:table-cell office:value-type="float" office:value="58382.89" table:style-name="ce23">
            <text:p>58.383</text:p>
          </table:table-cell>
          <table:table-cell office:value-type="float" office:value="37978.58" table:formula="of:=+[.G16]-[.J16]" table:style-name="ce26">
            <text:p>37.979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1.04</text:p>
          </table:table-cell>
          <table:table-cell office:value-type="string" table:style-name="ce27">
            <text:p>Banco International Cta. Cte. # 140-060210-9</text:p>
          </table:table-cell>
          <table:table-cell table:style-name="ce28"/>
          <table:table-cell office:value-type="float" office:value="764.58" table:style-name="ce23">
            <text:p>765</text:p>
          </table:table-cell>
          <table:table-cell table:style-name="ce22"/>
          <table:table-cell table:style-name="ce23"/>
          <table:table-cell office:value-type="float" office:value="764.58" table:formula="of:=[.D17]+[.E17]-[.F17]" table:style-name="ce24">
            <text:p>765</text:p>
          </table:table-cell>
          <table:table-cell office:value-type="string" table:style-name="ce18">
            <text:p>1.1.02.01.04</text:p>
          </table:table-cell>
          <table:table-cell office:value-type="string" table:style-name="ce27">
            <text:p>Banco International Cta. Cte. # 140-060210-9</text:p>
          </table:table-cell>
          <table:table-cell office:value-type="float" office:value="356.12" table:style-name="ce23">
            <text:p>356</text:p>
          </table:table-cell>
          <table:table-cell office:value-type="float" office:value="408.46000000000004" table:formula="of:=+[.G17]-[.J17]" table:style-name="ce26">
            <text:p>40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1.05</text:p>
          </table:table-cell>
          <table:table-cell office:value-type="string" table:style-name="ce27">
            <text:p>Produbanco Cta. Cte. #02006106151</text:p>
          </table:table-cell>
          <table:table-cell table:style-name="ce28"/>
          <table:table-cell office:value-type="float" office:value="134604.21" table:style-name="ce23">
            <text:p>134.604</text:p>
          </table:table-cell>
          <table:table-cell table:style-name="ce22"/>
          <table:table-cell table:style-name="ce23"/>
          <table:table-cell office:value-type="float" office:value="134604.21" table:formula="of:=[.D18]+[.E18]-[.F18]" table:style-name="ce24">
            <text:p>134.604</text:p>
          </table:table-cell>
          <table:table-cell office:value-type="string" table:style-name="ce18">
            <text:p>1.1.02.01.05</text:p>
          </table:table-cell>
          <table:table-cell office:value-type="string" table:style-name="ce27">
            <text:p>Produbanco Cta. Cte. #02006106151</text:p>
          </table:table-cell>
          <table:table-cell office:value-type="float" office:value="44429.07" table:style-name="ce23">
            <text:p>44.429</text:p>
          </table:table-cell>
          <table:table-cell office:value-type="float" office:value="90175.139999999985" table:formula="of:=+[.G18]-[.J18]" table:style-name="ce26">
            <text:p>90.17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table:style-name="ce27"/>
          <table:table-cell table:style-name="ce28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7"/>
          <table:table-cell table:style-name="ce23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Tarjetas de Crédito</text:p>
          </table:table-cell>
          <table:table-cell table:style-name="ce28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Tarjetas de Crédito</text:p>
          </table:table-cell>
          <table:table-cell table:style-name="ce23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2.01</text:p>
          </table:table-cell>
          <table:table-cell office:value-type="string" table:style-name="ce27">
            <text:p>Visa Mastercard – bco. Pacifico</text:p>
          </table:table-cell>
          <table:table-cell table:style-name="ce28"/>
          <table:table-cell office:value-type="float" office:value="-16.05" table:style-name="ce23">
            <text:p>-16</text:p>
          </table:table-cell>
          <table:table-cell table:style-name="ce22"/>
          <table:table-cell table:style-name="ce23"/>
          <table:table-cell office:value-type="float" office:value="-16.05" table:formula="of:=[.D21]+[.E21]-[.F21]" table:style-name="ce24">
            <text:p>-16</text:p>
          </table:table-cell>
          <table:table-cell office:value-type="string" table:style-name="ce18">
            <text:p>1.1.02.02.01</text:p>
          </table:table-cell>
          <table:table-cell office:value-type="string" table:style-name="ce27">
            <text:p>Visa Mastercard – bco. Pacifico</text:p>
          </table:table-cell>
          <table:table-cell office:value-type="float" office:value="-16.05" table:style-name="ce23">
            <text:p>-16</text:p>
          </table:table-cell>
          <table:table-cell office:value-type="float" office:value="0" table:formula="of:=+[.G21]-[.J21]" table:style-name="ce26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27">
            <text:p>American Express</text:p>
          </table:table-cell>
          <table:table-cell table:style-name="ce28"/>
          <table:table-cell table:style-name="ce23"/>
          <table:table-cell table:style-name="ce22"/>
          <table:table-cell table:style-name="ce23"/>
          <table:table-cell office:value-type="float" office:value="0" table:formula="of:=[.D22]+[.E22]-[.F22]" table:style-name="ce24">
            <text:p>0</text:p>
          </table:table-cell>
          <table:table-cell table:style-name="ce18"/>
          <table:table-cell office:value-type="string" table:style-name="ce27">
            <text:p>American Express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22]-[.J22]" table:style-name="ce26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1.1.02.02.02</text:p>
          </table:table-cell>
          <table:table-cell office:value-type="string" table:style-name="ce27">
            <text:p>Diners Club<text:s/></text:p>
          </table:table-cell>
          <table:table-cell table:style-name="ce28"/>
          <table:table-cell office:value-type="float" office:value="2.33" table:style-name="ce23">
            <text:p>2</text:p>
          </table:table-cell>
          <table:table-cell table:style-name="ce22"/>
          <table:table-cell table:style-name="ce23"/>
          <table:table-cell office:value-type="float" office:value="2.33" table:formula="of:=[.D23]+[.E23]-[.F23]" table:style-name="ce24">
            <text:p>2</text:p>
          </table:table-cell>
          <table:table-cell office:value-type="string" table:style-name="ce18">
            <text:p>1.1.02.02.02</text:p>
          </table:table-cell>
          <table:table-cell office:value-type="string" table:style-name="ce27">
            <text:p>Diners Club<text:s/></text:p>
          </table:table-cell>
          <table:table-cell office:value-type="float" office:value="2.33" table:style-name="ce23">
            <text:p>2</text:p>
          </table:table-cell>
          <table:table-cell office:value-type="float" office:value="0" table:formula="of:=+[.G23]-[.J23]" table:style-name="ce26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27">
            <text:p>Discover</text:p>
          </table:table-cell>
          <table:table-cell table:style-name="ce28"/>
          <table:table-cell table:style-name="ce23"/>
          <table:table-cell table:style-name="ce22"/>
          <table:table-cell table:style-name="ce23"/>
          <table:table-cell office:value-type="float" office:value="0" table:formula="of:=[.D24]+[.E24]-[.F24]" table:style-name="ce24">
            <text:p>0</text:p>
          </table:table-cell>
          <table:table-cell table:style-name="ce18"/>
          <table:table-cell office:value-type="string" table:style-name="ce27">
            <text:p>Discover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24]-[.J24]" table:style-name="ce26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9"/>
          <table:table-cell table:number-columns-repeated="2" table:style-name="ce30"/>
          <table:table-cell table:number-columns-repeated="3" table:style-name="ce31"/>
          <table:table-cell table:style-name="ce24"/>
          <table:table-cell table:style-name="ce32"/>
          <table:table-cell table:style-name="ce33"/>
          <table:table-cell table:style-name="ce34"/>
          <table:table-cell table:style-name="ce35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290014.96999999997" table:formula="of:=SUM([.D9:.D25])" table:style-name="ce38">
            <text:p>290.015</text:p>
          </table:table-cell>
          <table:table-cell office:value-type="float" office:value="0" table:formula="of:=SUM([.E9:.E25])" table:style-name="ce38">
            <text:p>0</text:p>
          </table:table-cell>
          <table:table-cell office:value-type="float" office:value="0" table:formula="of:=SUM([.F9:.F25])" table:style-name="ce38">
            <text:p>0</text:p>
          </table:table-cell>
          <table:table-cell office:value-type="float" office:value="290014.96999999997" table:formula="of:=SUM([.G9:.G25])" table:style-name="ce38">
            <text:p>290.015</text:p>
          </table:table-cell>
          <table:table-cell table:number-columns-repeated="2" table:style-name="ce36"/>
          <table:table-cell office:value-type="float" office:value="131514.23999999999" table:formula="of:=SUM([.J9:.J25])" table:style-name="ce38">
            <text:p>131.514</text:p>
          </table:table-cell>
          <table:table-cell office:value-type="float" office:value="158500.72999999998" table:formula="of:=SUM([.K9:.K25])" table:style-name="ce39">
            <text:p>158.501</text:p>
          </table:table-cell>
          <table:table-cell table:style-name="ce40"/>
          <table:table-cell table:number-columns-repeated="16372" table:style-name="ce41"/>
        </table:table-row>
        <table:table-row table:style-name="ro1">
          <table:table-cell table:number-columns-repeated="12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9"/>
          <table:table-cell table:style-name="ce50"/>
          <table:table-cell table:style-name="ce51"/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Caja</text:p>
          </table:table-cell>
          <table:table-cell table:style-name="ce52"/>
          <table:table-cell office:value-type="float" office:value="0" table:formula="of:=SUM([.G10:.G12])" table:style-name="ce53">
            <text:p>0</text:p>
          </table:table-cell>
          <table:table-cell office:value-type="float" office:value="0" table:formula="of:=SUM([.J10:.J12])" table:style-name="ce53">
            <text:p>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Inversiones a Corto Plazo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float" office:value="8650" table:style-name="ce53">
            <text:p>8.650</text:p>
          </table:table-cell>
          <table:table-cell table:number-columns-repeated="7" table:style-name="ce42"/>
          <table:table-cell table:number-columns-repeated="16372" table:style-name="ce1"/>
        </table:table-row>
        <table:table-row table:style-name="ro1">
          <table:table-cell table:style-name="ce42"/>
          <table:table-cell office:value-type="string" table:style-name="ce52">
            <text:p>Depósitos en Cuentas Corrientes Locales</text:p>
          </table:table-cell>
          <table:table-cell table:style-name="ce52"/>
          <table:table-cell office:value-type="float" office:value="290014.96999999997" table:formula="of:=SUM([.G13:.G25])" table:style-name="ce53">
            <text:p>290.015</text:p>
          </table:table-cell>
          <table:table-cell office:value-type="float" office:value="131514.23999999999" table:formula="of:=SUM([.J13:.J25])" table:style-name="ce53">
            <text:p>131.514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2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Total</text:p>
          </table:table-cell>
          <table:table-cell table:style-name="ce56"/>
          <table:table-cell office:value-type="float" office:value="290014.96999999997" table:formula="of:=+SUM([.D31:.D34])" table:style-name="ce38">
            <text:p>290.015</text:p>
          </table:table-cell>
          <table:table-cell office:value-type="float" office:value="140164.24" table:formula="of:=+SUM([.E31:.E34])" table:style-name="ce38">
            <text:p>140.164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number-columns-repeated="12" table:style-name="ce42"/>
          <table:table-cell table:number-columns-repeated="16372"/>
        </table:table-row>
        <table:table-row table:style-name="ro1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Trabajo realizado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Conclusiones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number-columns-repeated="10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4" table:style-name="ro1">
          <table:table-cell table:number-columns-repeated="12" table:style-name="ce42"/>
          <table:table-cell table:number-columns-repeated="16372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6T16:55:38Z</dc:date>
    <meta:editing-cycles>7</meta:editing-cycles>
    <meta:editing-duration>PT4872S</meta:editing-duration>
  </office:meta>
</office:document-meta>
</file>